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number:date-style style:name="N8036" number:language="en" number:country="ZA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8036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4-08-11">
            <text:p>2014/08/1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rname</text:p>
          </table:table-cell>
          <table:table-cell table:style-name="ce1" office:value-type="string">
            <text:p>Winslow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rstname</text:p>
          </table:table-cell>
          <table:table-cell table:style-name="ce1" office:value-type="string">
            <text:p>Davi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erapist</text:p>
          </table:table-cell>
          <table:table-cell table:style-name="ce1" office:value-type="string">
            <text:p>Aislin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mplateName</text:p>
          </table:table-cell>
          <table:table-cell table:style-name="ce1" office:value-type="string">
            <text:p>Sap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Snippe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Letterhea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PatientInform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ignature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Snippets" table:base-cell-address="$Sheet2.$D$11" table:cell-range-address="$Sheet2.$D$8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number-style style:name="N8106P0" style:volatile="true" number:language="en" number:country="ZA">
      <number:text>R </number:text>
      <number:number number:decimal-places="0" number:min-integer-digits="1" number:grouping="true"/>
    </number:number-style>
    <number:number-style style:name="N8106" number:language="en" number:country="ZA">
      <number:text>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2" number:min-integer-digits="1" number:grouping="true"/>
    </number:number-style>
    <number:number-style style:name="N8108" number:language="en" number:country="ZA">
      <number:text>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ZA">
      <number:text>R </number:text>
      <number:number number:decimal-places="2" number:min-integer-digits="1" number:grouping="true"/>
    </number:number-style>
    <number:number-style style:name="N8109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ZA">
      <number:day number:style="long"/>
      <number:text>-</number:text>
      <number:month number:textual="true"/>
    </number:date-style>
    <number:date-style style:name="N8112" number:language="en" number:country="ZA">
      <number:month number:textual="true"/>
      <number:text>-</number:text>
      <number:year/>
    </number:date-style>
    <number:date-style style:name="N8113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n" number:country="ZA">
      <number:number number:decimal-places="0" number:min-integer-digits="1" number:grouping="true"/>
    </number:number-style>
    <number:number-style style:name="N8114" number:language="en" number:country="ZA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n" number:country="ZA">
      <number:number number:decimal-places="0" number:min-integer-digits="1" number:grouping="true"/>
    </number:number-style>
    <number:number-style style:name="N8115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ZA">
      <number:number number:decimal-places="2" number:min-integer-digits="1" number:grouping="true"/>
    </number:number-style>
    <number:number-style style:name="N8116" number:language="en" number:country="ZA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2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n" number:country="ZA">
      <number:text> - </number:text>
    </number:number-style>
    <number:text-style style:name="N8118" number:language="en" number:country="ZA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ZA">
      <number:text> R - </number:text>
    </number:number-style>
    <number:text-style style:name="N8119" number:language="en" number:country="Z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n" number:country="ZA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20" number:language="en" number:country="Z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21" number:language="en" number:country="Z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ZA">
      <number:minutes number:style="long"/>
      <number:text>:</number:text>
      <number:seconds number:style="long"/>
    </number:time-style>
    <number:time-style style:name="N8123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ZA">
      <number:minutes number:style="long"/>
      <number:text>:</number:text>
      <number:seconds number:style="long" number:decimal-places="1"/>
    </number:time-style>
    <number:number-style style:name="N8125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2014/08/12</text:date>, <text:time>16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2T16:12:18.38</dc:date>
    <dc:creator>David Winslow</dc:creator>
    <meta:document-statistic meta:table-count="1" meta:cell-count="14" meta:object-count="0"/>
    <meta:generator>OpenOffice/4.1.0$Win32 OpenOffice.org_project/410m18$Build-9764</meta:generator>
  </office:meta>
</office:document-meta>
</file>